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fo:padding="0.049cm" fo:border="0.06pt solid #e3e3e3"/>
    </style:style>
    <style:style style:name="P2" style:family="paragraph" style:parent-style-name="Text_20_body" style:list-style-name="L1">
      <style:paragraph-properties fo:padding="0.049cm" fo:border="0.06pt solid #e3e3e3"/>
    </style:style>
    <style:style style:name="P3" style:family="paragraph" style:parent-style-name="Text_20_body">
      <style:text-properties officeooo:rsid="001c9330" officeooo:paragraph-rsid="001c9330"/>
    </style:style>
    <style:style style:name="P4" style:family="paragraph" style:parent-style-name="Text_20_body">
      <style:text-properties officeooo:rsid="001dfd66" officeooo:paragraph-rsid="001dfd66"/>
    </style:style>
    <style:style style:name="T1" style:family="text">
      <style:text-properties loext:padding="0.049cm" loext:border="0.06pt solid #e3e3e3"/>
    </style:style>
    <style:style style:name="T2" style:family="text">
      <style:text-properties officeooo:rsid="001c933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89171741" text:style-name="L1">
        <text:list-item>
          <text:p text:style-name="P1"><text:span text:style-name="Source_20_Text"><text:span text:style-name="T1">&lt;dl&gt;</text:span></text:span>: This is the description list container. It contains one or more pairs of terms and their corresponding descriptions.</text:p>
        </text:list-item>
        <text:list-item>
          <text:p text:style-name="P1"><text:span text:style-name="Source_20_Text"><text:span text:style-name="T1">&lt;dt&gt;</text:span></text:span>: This represents a term or item in the list.</text:p>
        </text:list-item>
        <text:list-item>
          <text:p text:style-name="P2"><text:span text:style-name="Source_20_Text"><text:span text:style-name="T1">&lt;dd&gt;</text:span></text:span>: This represents the description or definition of the term specified by the preceding <text:span text:style-name="Source_20_Text"><text:span text:style-name="T1">&lt;dt&gt;</text:span></text:span> element.</text:p>
        </text:list-item>
      </text:list>
      <text:p text:style-name="Text_20_body"><text:line-break/><text:span text:style-name="T2">Doubt session </text:span></text:p>
      <text:p text:style-name="P3">Picture tag</text:p>
      <text:p text:style-name="P3">picture tag is used to add the image it is like the image tag but in the picture tag we can add the min width means we can change the image acording to the size of the screen </text:p>
      <text:p text:style-name="P4">Inline and block level elements</text:p>
      <text:p text:style-name="P4">inline element are tags like the &lt;span&gt; or any other who dont start form the new line </text:p>
      <text:p text:style-name="P4">and block level tags are like tag which will take whole <text:s/>width of the screen and start with nwe lin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1:47:31.680485937</meta:creation-date>
    <dc:date>2024-02-09T13:08:48.889498691</dc:date>
    <meta:editing-duration>PT1H36M50S</meta:editing-duration>
    <meta:editing-cycles>2</meta:editing-cycles>
    <meta:generator>LibreOffice/7.3.7.2$Linux_X86_64 LibreOffice_project/30$Build-2</meta:generator>
    <meta:document-statistic meta:table-count="0" meta:image-count="0" meta:object-count="0" meta:page-count="1" meta:paragraph-count="9" meta:word-count="132" meta:character-count="696" meta:non-whitespace-character-count="571"/>
  </office:meta>
</office:document-meta>
</file>